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Table2.D8" style:family="table-cell">
      <style:table-cell-properties fo:padding="0in" fo:border-left="none" fo:border-right="1pt solid #000000" fo:border-top="none" fo:border-bottom="1pt solid #000000"/>
    </style:style>
    <style:style style:name="Table2.E8" style:family="table-cell">
      <style:table-cell-properties fo:padding="0in" fo:border-left="none" fo:border-right="1pt solid #000000" fo:border-top="none" fo:border-bottom="1pt solid #000000"/>
    </style:style>
    <style:style style:name="Table2.F8" style:family="table-cell">
      <style:table-cell-properties fo:padding="0in" fo:border-left="none" fo:border-right="1pt solid #000000" fo:border-top="none" fo:border-bottom="1pt solid #000000"/>
    </style:style>
    <style:style style:name="Table2.G8" style:family="table-cell">
      <style:table-cell-properties fo:padding="0in" fo:border-left="none" fo:border-right="1pt solid #000000" fo:border-top="none" fo:border-bottom="1pt solid #000000"/>
    </style:style>
    <style:style style:name="Table2.9" style:family="table-row">
      <style:table-row-properties style:min-row-height="0.209in" fo:keep-together="auto"/>
    </style:style>
    <style:style style:name="Table2.D9" style:family="table-cell">
      <style:table-cell-properties fo:padding="0in" fo:border-left="none" fo:border-right="1pt solid #000000" fo:border-top="none" fo:border-bottom="1pt solid #000000"/>
    </style:style>
    <style:style style:name="Table2.E9" style:family="table-cell">
      <style:table-cell-properties fo:padding="0in" fo:border-left="none" fo:border-right="1pt solid #000000" fo:border-top="none" fo:border-bottom="1pt solid #000000"/>
    </style:style>
    <style:style style:name="Table2.F9" style:family="table-cell">
      <style:table-cell-properties fo:padding="0in" fo:border-left="none" fo:border-right="1pt solid #000000" fo:border-top="none" fo:border-bottom="1pt solid #000000"/>
    </style:style>
    <style:style style:name="Table2.G9" style:family="table-cell">
      <style:table-cell-properties fo:padding="0in" fo:border-left="none" fo:border-right="1pt solid #000000" fo:border-top="none" fo:border-bottom="1pt solid #000000"/>
    </style:style>
    <style:style style:name="Table2.10" style:family="table-row">
      <style:table-row-properties style:min-row-height="0.6604in" fo:keep-together="auto"/>
    </style:style>
    <style:style style:name="Table2.D10" style:family="table-cell">
      <style:table-cell-properties fo:padding="0in" fo:border-left="none" fo:border-right="1pt solid #000000" fo:border-top="none" fo:border-bottom="1pt solid #000000"/>
    </style:style>
    <style:style style:name="Table2.E10" style:family="table-cell">
      <style:table-cell-properties fo:padding="0in" fo:border-left="none" fo:border-right="1pt solid #000000" fo:border-top="none" fo:border-bottom="1pt solid #000000"/>
    </style:style>
    <style:style style:name="Table2.F10" style:family="table-cell">
      <style:table-cell-properties fo:padding="0in" fo:border-left="none" fo:border-right="1pt solid #000000" fo:border-top="none" fo:border-bottom="1pt solid #000000"/>
    </style:style>
    <style:style style:name="Table2.G10" style:family="table-cell">
      <style:table-cell-properties fo:padding="0in" fo:border-left="none" fo:border-right="1pt solid #000000" fo:border-top="none" fo:border-bottom="1pt solid #000000"/>
    </style:style>
    <style:style style:name="Table2.D11" style:family="table-cell">
      <style:table-cell-properties fo:padding="0in" fo:border-left="none" fo:border-right="1pt solid #000000" fo:border-top="none" fo:border-bottom="1pt solid #000000"/>
    </style:style>
    <style:style style:name="Table2.E11" style:family="table-cell">
      <style:table-cell-properties fo:padding="0in" fo:border-left="none" fo:border-right="1pt solid #000000" fo:border-top="none" fo:border-bottom="1pt solid #000000"/>
    </style:style>
    <style:style style:name="Table2.F11" style:family="table-cell">
      <style:table-cell-properties fo:padding="0in" fo:border-left="none" fo:border-right="1pt solid #000000" fo:border-top="none" fo:border-bottom="1pt solid #000000"/>
    </style:style>
    <style:style style:name="Table2.G11" style:family="table-cell">
      <style:table-cell-properties fo:padding="0in" fo:border-left="none" fo:border-right="1pt solid #000000" fo:border-top="none" fo:border-bottom="1pt solid #000000"/>
    </style:style>
    <style:style style:name="Table2.D12" style:family="table-cell">
      <style:table-cell-properties fo:padding="0in" fo:border-left="none" fo:border-right="1pt solid #000000" fo:border-top="none" fo:border-bottom="1pt solid #000000"/>
    </style:style>
    <style:style style:name="Table2.E12" style:family="table-cell">
      <style:table-cell-properties fo:padding="0in" fo:border-left="none" fo:border-right="1pt solid #000000" fo:border-top="none" fo:border-bottom="1pt solid #000000"/>
    </style:style>
    <style:style style:name="Table2.F12" style:family="table-cell">
      <style:table-cell-properties fo:padding="0in" fo:border-left="none" fo:border-right="1pt solid #000000" fo:border-top="none" fo:border-bottom="1pt solid #000000"/>
    </style:style>
    <style:style style:name="Table2.G12" style:family="table-cell">
      <style:table-cell-properties fo:padding="0in" fo:border-left="none" fo:border-right="1pt solid #000000" fo:border-top="none" fo:border-bottom="1pt solid #000000"/>
    </style:style>
    <style:style style:name="Table3" style:family="table">
      <style:table-properties style:width="9.0938in" table:align="left" style:writing-mode="lr-tb"/>
    </style:style>
    <style:style style:name="Table3.A" style:family="table-column">
      <style:table-column-properties style:column-width="9.0938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>
      <style:paragraph-properties fo:orphans="0" fo:widows="0"/>
      <style:text-properties fo:font-size="9pt" officeooo:rsid="001a9343" officeooo:paragraph-rsid="001a9343" style:font-size-asian="9pt" style:font-size-complex="9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9pt" officeooo:rsid="001a9343" officeooo:paragraph-rsid="001a9343" style:font-size-asian="9pt" style:font-size-complex="9pt"/>
    </style:style>
    <style:style style:name="P19" style:family="paragraph" style:parent-style-name="Standard">
      <style:paragraph-properties fo:orphans="0" fo:widows="0"/>
      <style:text-properties fo:font-size="9pt" officeooo:rsid="001bf596" officeooo:paragraph-rsid="001bf596" style:font-size-asian="9pt" style:font-size-complex="9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9pt" officeooo:rsid="001bf596" officeooo:paragraph-rsid="001bf596" style:font-size-asian="9pt" style:font-size-complex="9pt"/>
    </style:style>
    <style:style style:name="P2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2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fo:font-weight="normal" officeooo:rsid="001a9343" style:font-weight-asian="normal" style:font-weight-complex="normal"/>
    </style:style>
    <style:style style:name="T6" style:family="text">
      <style:text-properties fo:font-weight="normal" officeooo:rsid="001bf596" style:font-weight-asian="normal" style:font-weight-complex="normal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/><text:span text:style-name="T4">01</text:span></text:p>
          </table:table-cell>
          <table:table-cell table:style-name="Table1.B3" office:value-type="string">
            <text:p text:style-name="P13">Test Designed by: <text:s/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4">High</text:span></text:p>
          </table:table-cell>
          <table:table-cell table:style-name="Table1.B4" office:value-type="string">
            <text:p text:style-name="P12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4">General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4">Test requisitos generales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4">Prueba requisitos 1 – 9, 11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22"><text:span text:style-name="T7">Pre-conditions: </text:span><text:span text:style-name="T5">Estar logeado con el admin de django en el sistema,una rubrica, una evaluacion, </text:span><text:span text:style-name="T6">un curso y alumnos subidos a ese curso, y en el curso tener 2 grupos asignados.</text:span></text:p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8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17">Crear un profesor a partir del admin, con mismo correo electronico que el admin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17">Crear un profesor con el admin, con distinto correo electronico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17">Acceder con el profesor creado.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17">Cree un evaluador con el profesor, con el mismo mail que esté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8">5</text:p>
          </table:table-cell>
          <table:table-cell table:style-name="Table2.B2" office:value-type="string">
            <text:p text:style-name="P17">Cree un evaluador con el profesor con distinto mail que este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8">6</text:p>
          </table:table-cell>
          <table:table-cell table:style-name="Table2.B2" office:value-type="string">
            <text:p text:style-name="P19">Cree un curso.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8">7</text:p>
          </table:table-cell>
          <table:table-cell table:style-name="Table2.B2" office:value-type="string">
            <text:p text:style-name="P19">Cree otro curso con mismo codigo, año, semestre, seccion y nombre que el anterior.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9">
          <table:table-cell table:style-name="Table2.A2" office:value-type="string">
            <text:p text:style-name="P20">8</text:p>
          </table:table-cell>
          <table:table-cell table:style-name="Table2.B2" office:value-type="string">
            <text:p text:style-name="P19">Abra el curso pre hecho del <text:s/>para el test.</text:p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ext:soft-page-break/>
        <table:table-row table:style-name="Table2.10">
          <table:table-cell table:style-name="Table2.A2" office:value-type="string">
            <text:p text:style-name="P19">9</text:p>
          </table:table-cell>
          <table:table-cell table:style-name="Table2.B2" office:value-type="string">
            <text:p text:style-name="P19">Asigne los alumnos a grupos de trabajo.</text:p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19">10</text:p>
          </table:table-cell>
          <table:table-cell table:style-name="Table2.B2" office:value-type="string">
            <text:p text:style-name="P19">Asigne el evaluador a este curso.</text:p>
          </table:table-cell>
          <table:table-cell table:style-name="Table2.B2" office:value-type="string">
            <text:p text:style-name="P2"/>
          </table:table-cell>
          <table:table-cell table:style-name="Table2.D11" office:value-type="string">
            <text:p text:style-name="P2"/>
          </table:table-cell>
          <table:table-cell table:style-name="Table2.E11" office:value-type="string">
            <text:p text:style-name="P2"/>
          </table:table-cell>
          <table:table-cell table:style-name="Table2.F11" office:value-type="string">
            <text:p text:style-name="P2"/>
          </table:table-cell>
          <table:table-cell table:style-name="Table2.G11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19">11</text:p>
          </table:table-cell>
          <table:table-cell table:style-name="Table2.B2" office:value-type="string">
            <text:p text:style-name="P19">Asigne la evaluacion a este curso.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  <table:table-cell table:style-name="Table2.G12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6:32:12.227159851</dc:date>
    <meta:editing-duration>PT28M10S</meta:editing-duration>
    <meta:editing-cycles>7</meta:editing-cycles>
    <meta:document-statistic meta:table-count="3" meta:image-count="0" meta:object-count="0" meta:page-count="2" meta:paragraph-count="43" meta:word-count="194" meta:character-count="1119" meta:non-whitespace-character-count="956"/>
  </office:meta>
</office:document-meta>
</file>